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79pt"/>
    </style:style>
    <style:style style:name="co2" style:family="table-column">
      <style:table-column-properties fo:break-before="auto" style:column-width="113.2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3.91pt"/>
    </style:style>
    <style:style style:name="co5" style:family="table-column">
      <style:table-column-properties fo:break-before="auto" style:column-width="73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cc99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odels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Learn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ikelihoo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Aggregation</text:p>
          </table:table-cell>
          <table:table-cell table:style-name="ce1" office:value-type="string" calcext:value-type="string">
            <text:p>Complexity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Implemented</text:p>
          </table:table-cell>
        </table:table-row>
        <table:table-row table:style-name="ro1">
          <table:table-cell table:formula="of:=VLOOKUP([.$B2];['Data mapping'.$A$2:.$B$22];2;0)&amp;&quot;_&quot;&amp;VLOOKUP([.$C2];['Data mapping'.$D$2:.$E$22];2;0)&amp;&quot;_&quot;&amp;VLOOKUP([.$D2];['Data mapping'.$G$2:.$H$22];2;0)&amp;&quot;_&quot;&amp;VLOOKUP([.$E2];['Data mapping'.$J$2:.$K$22];2;0)&amp;&quot;_&quot;&amp;VLOOKUP([.$F2];['Data mapping'.$M$2:.$N$22];2;0)&amp;&quot;_&quot;&amp;VLOOKUP([.$G2];['Data mapping'.$P$2:.$Q$22];2;0)&amp;&quot;_&quot;&amp;VLOOKUP([.$H2];['Data mapping'.$S$2:.$T$22];2;0)&amp;&quot;_&quot;&amp;VLOOKUP([.$I2];['Data mapping'.$V$2:.$W$22];2;0)" office:value-type="string" office:string-value="mmm_sup_regr_gau_id_day_lin_mws" calcext:value-type="string">
            <text:p>mmm_sup_regr_gau_id_day_lin_mws</text:p>
          </table:table-cell>
          <table:table-cell office:value-type="string" calcext:value-type="string">
            <text:p>Marketing Mix Modeling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edia, Weather, Seasonalit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VLOOKUP([.$B3];['Data mapping'.$A$2:.$B$22];2;0)&amp;&quot;_&quot;&amp;VLOOKUP([.$C3];['Data mapping'.$D$2:.$E$22];2;0)&amp;&quot;_&quot;&amp;VLOOKUP([.$D3];['Data mapping'.$G$2:.$H$22];2;0)&amp;&quot;_&quot;&amp;VLOOKUP([.$E3];['Data mapping'.$J$2:.$K$22];2;0)&amp;&quot;_&quot;&amp;VLOOKUP([.$F3];['Data mapping'.$M$2:.$N$22];2;0)&amp;&quot;_&quot;&amp;VLOOKUP([.$G3];['Data mapping'.$P$2:.$Q$22];2;0)&amp;&quot;_&quot;&amp;VLOOKUP([.$H3];['Data mapping'.$S$2:.$T$22];2;0)&amp;&quot;_&quot;&amp;VLOOKUP([.$I3];['Data mapping'.$V$2:.$W$22];2;0)" office:value-type="string" office:string-value="cpts_sup_regr_gau_id_day_lin_resp" calcext:value-type="string">
            <text:p>cpts_sup_regr_gau_id_day_lin_resp</text:p>
          </table:table-cell>
          <table:table-cell office:value-type="string" calcext:value-type="string">
            <text:p>Changepoint timeseries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sponse onl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formula="of:=VLOOKUP([.$B4];['Data mapping'.$A$2:.$B$22];2;0)&amp;&quot;_&quot;&amp;VLOOKUP([.$C4];['Data mapping'.$D$2:.$E$22];2;0)&amp;&quot;_&quot;&amp;VLOOKUP([.$D4];['Data mapping'.$G$2:.$H$22];2;0)&amp;&quot;_&quot;&amp;VLOOKUP([.$E4];['Data mapping'.$J$2:.$K$22];2;0)&amp;&quot;_&quot;&amp;VLOOKUP([.$F4];['Data mapping'.$M$2:.$N$22];2;0)&amp;&quot;_&quot;&amp;VLOOKUP([.$G4];['Data mapping'.$P$2:.$Q$22];2;0)&amp;&quot;_&quot;&amp;VLOOKUP([.$H4];['Data mapping'.$S$2:.$T$22];2;0)&amp;&quot;_&quot;&amp;VLOOKUP([.$I4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 table:formula="of:=VLOOKUP([.$B5];['Data mapping'.$A$2:.$B$22];2;0)&amp;&quot;_&quot;&amp;VLOOKUP([.$C5];['Data mapping'.$D$2:.$E$22];2;0)&amp;&quot;_&quot;&amp;VLOOKUP([.$D5];['Data mapping'.$G$2:.$H$22];2;0)&amp;&quot;_&quot;&amp;VLOOKUP([.$E5];['Data mapping'.$J$2:.$K$22];2;0)&amp;&quot;_&quot;&amp;VLOOKUP([.$F5];['Data mapping'.$M$2:.$N$22];2;0)&amp;&quot;_&quot;&amp;VLOOKUP([.$G5];['Data mapping'.$P$2:.$Q$22];2;0)&amp;&quot;_&quot;&amp;VLOOKUP([.$H5];['Data mapping'.$S$2:.$T$22];2;0)&amp;&quot;_&quot;&amp;VLOOKUP([.$I5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 table:formula="of:=VLOOKUP([.$B6];['Data mapping'.$A$2:.$B$22];2;0)&amp;&quot;_&quot;&amp;VLOOKUP([.$C6];['Data mapping'.$D$2:.$E$22];2;0)&amp;&quot;_&quot;&amp;VLOOKUP([.$D6];['Data mapping'.$G$2:.$H$22];2;0)&amp;&quot;_&quot;&amp;VLOOKUP([.$E6];['Data mapping'.$J$2:.$K$22];2;0)&amp;&quot;_&quot;&amp;VLOOKUP([.$F6];['Data mapping'.$M$2:.$N$22];2;0)&amp;&quot;_&quot;&amp;VLOOKUP([.$G6];['Data mapping'.$P$2:.$Q$22];2;0)&amp;&quot;_&quot;&amp;VLOOKUP([.$H6];['Data mapping'.$S$2:.$T$22];2;0)&amp;&quot;_&quot;&amp;VLOOKUP([.$I6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 table:formula="of:=VLOOKUP([.$B7];['Data mapping'.$A$2:.$B$22];2;0)&amp;&quot;_&quot;&amp;VLOOKUP([.$C7];['Data mapping'.$D$2:.$E$22];2;0)&amp;&quot;_&quot;&amp;VLOOKUP([.$D7];['Data mapping'.$G$2:.$H$22];2;0)&amp;&quot;_&quot;&amp;VLOOKUP([.$E7];['Data mapping'.$J$2:.$K$22];2;0)&amp;&quot;_&quot;&amp;VLOOKUP([.$F7];['Data mapping'.$M$2:.$N$22];2;0)&amp;&quot;_&quot;&amp;VLOOKUP([.$G7];['Data mapping'.$P$2:.$Q$22];2;0)&amp;&quot;_&quot;&amp;VLOOKUP([.$H7];['Data mapping'.$S$2:.$T$22];2;0)&amp;&quot;_&quot;&amp;VLOOKUP([.$I7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 table:formula="of:=VLOOKUP([.$B8];['Data mapping'.$A$2:.$B$22];2;0)&amp;&quot;_&quot;&amp;VLOOKUP([.$C8];['Data mapping'.$D$2:.$E$22];2;0)&amp;&quot;_&quot;&amp;VLOOKUP([.$D8];['Data mapping'.$G$2:.$H$22];2;0)&amp;&quot;_&quot;&amp;VLOOKUP([.$E8];['Data mapping'.$J$2:.$K$22];2;0)&amp;&quot;_&quot;&amp;VLOOKUP([.$F8];['Data mapping'.$M$2:.$N$22];2;0)&amp;&quot;_&quot;&amp;VLOOKUP([.$G8];['Data mapping'.$P$2:.$Q$22];2;0)&amp;&quot;_&quot;&amp;VLOOKUP([.$H8];['Data mapping'.$S$2:.$T$22];2;0)&amp;&quot;_&quot;&amp;VLOOKUP([.$I8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 table:formula="of:=VLOOKUP([.$B9];['Data mapping'.$A$2:.$B$22];2;0)&amp;&quot;_&quot;&amp;VLOOKUP([.$C9];['Data mapping'.$D$2:.$E$22];2;0)&amp;&quot;_&quot;&amp;VLOOKUP([.$D9];['Data mapping'.$G$2:.$H$22];2;0)&amp;&quot;_&quot;&amp;VLOOKUP([.$E9];['Data mapping'.$J$2:.$K$22];2;0)&amp;&quot;_&quot;&amp;VLOOKUP([.$F9];['Data mapping'.$M$2:.$N$22];2;0)&amp;&quot;_&quot;&amp;VLOOKUP([.$G9];['Data mapping'.$P$2:.$Q$22];2;0)&amp;&quot;_&quot;&amp;VLOOKUP([.$H9];['Data mapping'.$S$2:.$T$22];2;0)&amp;&quot;_&quot;&amp;VLOOKUP([.$I9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 table:formula="of:=VLOOKUP([.$B10];['Data mapping'.$A$2:.$B$22];2;0)&amp;&quot;_&quot;&amp;VLOOKUP([.$C10];['Data mapping'.$D$2:.$E$22];2;0)&amp;&quot;_&quot;&amp;VLOOKUP([.$D10];['Data mapping'.$G$2:.$H$22];2;0)&amp;&quot;_&quot;&amp;VLOOKUP([.$E10];['Data mapping'.$J$2:.$K$22];2;0)&amp;&quot;_&quot;&amp;VLOOKUP([.$F10];['Data mapping'.$M$2:.$N$22];2;0)&amp;&quot;_&quot;&amp;VLOOKUP([.$G10];['Data mapping'.$P$2:.$Q$22];2;0)&amp;&quot;_&quot;&amp;VLOOKUP([.$H10];['Data mapping'.$S$2:.$T$22];2;0)&amp;&quot;_&quot;&amp;VLOOKUP([.$I10];['Data mapping'.$V$2:.$W$22];2;0)" office:value-type="string" office:string-value="" calcext:value-type="error">
            <text:p>#N/A</text:p>
          </table:table-cell>
          <table:table-cell table:number-columns-repeated="9"/>
        </table:table-row>
      </table:table>
      <table:table table:name="Data mapping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column table:style-name="co3" table:number-columns-repeated="1002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Application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Learning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Likelihood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Link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Aggregation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Complexity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Description</text:p>
          </table:table-cell>
          <table:covered-table-cell/>
          <table:table-cell table:number-columns-repeated="100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lug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lug</text:p>
          </table:table-cell>
          <table:table-cell table:style-name="ce1"/>
          <table:table-cell table:style-name="ce1" table:formula="of:=[.D2]" office:value-type="string" office:string-value="Name" calcext:value-type="string">
            <text:p>Name</text:p>
          </table:table-cell>
          <table:table-cell table:style-name="ce1" table:formula="of:=[.E2]" office:value-type="string" office:string-value="Slug" calcext:value-type="string">
            <text:p>Slug</text:p>
          </table:table-cell>
          <table:table-cell table:style-name="ce1"/>
          <table:table-cell table:style-name="ce1" table:formula="of:=[.G2]" office:value-type="string" office:string-value="Name" calcext:value-type="string">
            <text:p>Name</text:p>
          </table:table-cell>
          <table:table-cell table:style-name="ce1" table:formula="of:=[.H2]" office:value-type="string" office:string-value="Slug" calcext:value-type="string">
            <text:p>Slug</text:p>
          </table:table-cell>
          <table:table-cell table:style-name="ce1"/>
          <table:table-cell table:style-name="ce1" table:formula="of:=[.J2]" office:value-type="string" office:string-value="Name" calcext:value-type="string">
            <text:p>Name</text:p>
          </table:table-cell>
          <table:table-cell table:style-name="ce1" table:formula="of:=[.K2]" office:value-type="string" office:string-value="Slug" calcext:value-type="string">
            <text:p>Slug</text:p>
          </table:table-cell>
          <table:table-cell table:style-name="ce1"/>
          <table:table-cell table:style-name="ce1" table:formula="of:=[.M2]" office:value-type="string" office:string-value="Name" calcext:value-type="string">
            <text:p>Name</text:p>
          </table:table-cell>
          <table:table-cell table:style-name="ce1" table:formula="of:=[.N2]" office:value-type="string" office:string-value="Slug" calcext:value-type="string">
            <text:p>Slug</text:p>
          </table:table-cell>
          <table:table-cell table:style-name="ce1"/>
          <table:table-cell table:style-name="ce1" table:formula="of:=[.P2]" office:value-type="string" office:string-value="Name" calcext:value-type="string">
            <text:p>Name</text:p>
          </table:table-cell>
          <table:table-cell table:style-name="ce1" table:formula="of:=[.Q2]" office:value-type="string" office:string-value="Slug" calcext:value-type="string">
            <text:p>Slug</text:p>
          </table:table-cell>
          <table:table-cell table:style-name="ce1"/>
          <table:table-cell table:style-name="ce1" table:formula="of:=[.S2]" office:value-type="string" office:string-value="Name" calcext:value-type="string">
            <text:p>Name</text:p>
          </table:table-cell>
          <table:table-cell table:style-name="ce1" table:formula="of:=[.T2]" office:value-type="string" office:string-value="Slug" calcext:value-type="string">
            <text:p>Slug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Marketing Mix Modeling</text:p>
          </table:table-cell>
          <table:table-cell office:value-type="string" calcext:value-type="string">
            <text:p>mmm</text:p>
          </table:table-cell>
          <table:table-cell/>
          <table:table-cell office:value-type="string" calcext:value-type="string">
            <text:p>Supervised</text:p>
          </table:table-cell>
          <table:table-cell office:value-type="string" calcext:value-type="string">
            <text:p>sup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regr</text:p>
          </table:table-cell>
          <table:table-cell/>
          <table:table-cell office:value-type="string" calcext:value-type="string">
            <text:p>Gaussian</text:p>
          </table:table-cell>
          <table:table-cell office:value-type="string" calcext:value-type="string">
            <text:p>gau</text:p>
          </table:table-cell>
          <table:table-cell/>
          <table:table-cell office:value-type="string" calcext:value-type="string">
            <text:p>Identity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Daily</text:p>
          </table:table-cell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Media, Weather, Seasonality</text:p>
          </table:table-cell>
          <table:table-cell office:value-type="string" calcext:value-type="string">
            <text:p>mw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ngepoint timeseries</text:p>
          </table:table-cell>
          <table:table-cell office:value-type="string" calcext:value-type="string">
            <text:p>cpts</text:p>
          </table:table-cell>
          <table:table-cell/>
          <table:table-cell office:value-type="string" calcext:value-type="string">
            <text:p>Un-supervised</text:p>
          </table:table-cell>
          <table:table-cell office:value-type="string" calcext:value-type="string">
            <text:p>unsup</text:p>
          </table:table-cell>
          <table:table-cell/>
          <table:table-cell office:value-type="string" calcext:value-type="string">
            <text:p>Classification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Student-T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logistic</text:p>
          </table:table-cell>
          <table:table-cell office:value-type="string" calcext:value-type="string">
            <text:p>logit</text:p>
          </table:table-cell>
          <table:table-cell/>
          <table:table-cell office:value-type="string" calcext:value-type="string">
            <text:p>Monthly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Non-linear</text:p>
          </table:table-cell>
          <table:table-cell office:value-type="string" calcext:value-type="string">
            <text:p>nonlin</text:p>
          </table:table-cell>
          <table:table-cell/>
          <table:table-cell office:value-type="string" calcext:value-type="string">
            <text:p>Response only</text:p>
          </table:table-cell>
          <table:table-cell office:value-type="string" calcext:value-type="string">
            <text:p>resp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Cauchy</text:p>
          </table:table-cell>
          <table:table-cell office:value-type="string" calcext:value-type="string">
            <text:p>cau</text:p>
          </table:table-cell>
          <table:table-cell table:number-columns-repeated="4"/>
          <table:table-cell office:value-type="string" calcext:value-type="string">
            <text:p>Hourly</text:p>
          </table:table-cell>
          <table:table-cell office:value-type="string" calcext:value-type="string">
            <text:p>hour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 calcext:value-type="string">
            <text:p>Exponential</text:p>
          </table:table-cell>
          <table:table-cell office:value-type="string" calcext:value-type="string">
            <text:p>exp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09:39:12.184109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reen</meta:initial-creator>
    <meta:creation-date>2017-07-29T12:35:05.244180689</meta:creation-date>
    <dc:date>2017-08-25T09:55:37.081699849</dc:date>
    <dc:creator>Michael Green</dc:creator>
    <meta:editing-duration>PT1H16M45S</meta:editing-duration>
    <meta:editing-cycles>10</meta:editing-cycles>
    <meta:generator>LibreOffice/5.1.6.2$Linux_X86_64 LibreOffice_project/10m0$Build-2</meta:generator>
    <meta:document-statistic meta:table-count="2" meta:cell-count="99" meta:object-count="0"/>
  </office:meta>
</office:document-meta>
</file>